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stanceDAOImpl.get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cope( Long scopeInstanc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ExecutionStateCounter( int state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State( shor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getExecuti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Fault( QName faultName , String explanation , int faultLineNo , int activityId , Element faul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ProcessInstanceDAOImpl( CorrelatorDAOImpl correlator , ProcessDAOImpl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stanceDAOImpl.getLastAct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InstantiatingCorre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ExecutionState( byte [ ] exec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Variables( String variableName , int scopeModel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InstanceDAOImpl.getRoo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EventsFirstLas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ProcessInstance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essInstanceDAOImpl.getActivityRecov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copes( String sco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InstanceDAOImpl.getExecutionStat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finish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removeRoutes( String routeGrou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deleteActivityRecovery( String chann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cessInstanceDAOImpl.insertBpelEvent( ProcessInstan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nMonoton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Fault( FaultDAO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InstanceDAOImpl.createActivityRecovery( String channel , long activityId , String reason , Date dateTime , Element data , String [ ] actions , int re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cessInstanceDAOImpl.createScope( ScopeDAO parentScope , String name , int scopeModel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cessInstanceDAOImpl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Correlation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Activity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setLastActiveTime( Date d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CorrelationS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Previou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DAOImpl.getActivityFailure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